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08d" officeooo:paragraph-rsid="001a408d"/>
    </style:style>
    <style:style style:name="P2" style:family="paragraph" style:parent-style-name="Standard">
      <style:text-properties fo:font-weight="bold" officeooo:rsid="001a408d" officeooo:paragraph-rsid="001a408d" style:font-weight-asian="bold" style:font-weight-complex="bold"/>
    </style:style>
    <style:style style:name="P3" style:family="paragraph" style:parent-style-name="Standard">
      <style:text-properties fo:font-weight="bold" officeooo:rsid="001bcfe8" officeooo:paragraph-rsid="001bcfe8" style:font-weight-asian="bold" style:font-weight-complex="bold"/>
    </style:style>
    <style:style style:name="P4" style:family="paragraph" style:parent-style-name="Standard">
      <style:text-properties officeooo:rsid="001bcfe8" officeooo:paragraph-rsid="001bcfe8"/>
    </style:style>
    <style:style style:name="P5" style:family="paragraph" style:parent-style-name="Standard">
      <style:text-properties fo:font-weight="normal" officeooo:rsid="001bcfe8" officeooo:paragraph-rsid="001bcfe8" style:font-weight-asian="normal" style:font-weight-complex="normal"/>
    </style:style>
    <style:style style:name="P6" style:family="paragraph" style:parent-style-name="Standard">
      <style:text-properties fo:font-weight="normal" officeooo:rsid="001bcfe8" officeooo:paragraph-rsid="001bcfe8" style:font-weight-asian="normal" style:font-weight-complex="normal"/>
    </style:style>
    <style:style style:name="P7" style:family="paragraph" style:parent-style-name="Standard">
      <style:text-properties fo:font-weight="normal" officeooo:rsid="001daf3e" officeooo:paragraph-rsid="001daf3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cfe8"/>
    </style:style>
    <style:style style:name="T3" style:family="text">
      <style:text-properties officeooo:rsid="001daf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</text:p>
      <text:p text:style-name="P1">In the <text:span text:style-name="T2">sub-</text:span>folder ‘<text:span text:style-name="T2">dim-reduction’ </text:span><text:s/>you can find <text:span text:style-name="T2">a serial script performing PCA in Python and another subfolder ‘data’ containing</text:span> the file of the dataset for radar returns from the ionosphere,</text:p>
      <text:p text:style-name="P1">downloaded from:</text:p>
      <text:p text:style-name="P1">http://archive.ics.uci.edu/ml/datasets/Ionosphere</text:p>
      <text:p text:style-name="P1"/>
      <text:p text:style-name="P1">Encode the dataset in a cudf dataset and call the cuML function to perform the PCA. <text:s/></text:p>
      <text:p text:style-name="P1">Therefore run the new code on Leonardo single GPU and measure runtime.</text:p>
      <text:p text:style-name="P1">Plot runtime comparison of serial PCA (written from scratch), scikit-learn PCA, and</text:p>
      <text:p text:style-name="P1">cuML PCA.</text:p>
      <text:p text:style-name="P1"/>
      <text:p text:style-name="P1"><text:span text:style-name="T1">Exercise 2</text:span> </text:p>
      <text:p text:style-name="P1">Following the steps description code a kernelPCA algorithm, from scratch, first</text:p>
      <text:p text:style-name="P1">using only numpy and scipy. <text:span text:style-name="T2">Compare it with the scikit-learn version.</text:span></text:p>
      <text:p text:style-name="P4">Then, try to parallelize the code you wrote using only dask delayed and distributed.</text:p>
      <text:p text:style-name="P4">Run this code on leonardo and measure the time.</text:p>
      <text:p text:style-name="P4">Then write a Python code calling the dask-ml respective function and compare the runtime of this parallel version with the one obtained by your code.</text:p>
      <text:p text:style-name="P4">Then write a Python code calling the cuml function and run it on Leonardo GPUs.</text:p>
      <text:p text:style-name="P4"/>
      <text:p text:style-name="P4"/>
      <text:p text:style-name="P3">Exercise 3</text:p>
      <text:p text:style-name="P5">In the folder clustering you can find a serial version of the most common algorithm for clustering: K-MEANS. </text:p>
      <text:p text:style-name="P5">Parallelize this code <text:s/>using only dask delayed and distributed, <text:span text:style-name="T3">and compare its runtime</text:span></text:p>
      <text:p text:style-name="P7">with the version of dask-ml and cum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7T22:57:42.213639446</meta:creation-date>
    <dc:date>2023-09-08T06:53:29.192605621</dc:date>
    <meta:editing-duration>PT7H41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04" meta:character-count="1274" meta:non-whitespace-character-count="1083"/>
  </office:meta>
</office:document-meta>
</file>